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5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41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3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DEFAULT_LAYOUT_CHANGED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DefaultLayout wurde geänder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125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363" office:value-type="string" calcext:value-type="string">
            <text:p>LAYOUT</text:p>
          </table:table-cell>
          <table:table-cell table:style-name="ce371" office:value-type="string" calcext:value-type="string">
            <text:p>DEFAULT_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112"/>
          <table:table-cell table:style-name="ce235"/>
          <table:table-cell table:style-name="ce267"/>
          <table:table-cell table:style-name="ce112" table:number-columns-repeated="10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3" calcext:value-type="float">
            <text:p>3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32" office:value-type="string" calcext:value-type="string">
            <text:p>SpecificBlockLis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SWITCH_STAND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/>
          <table:table-cell table:style-name="ce279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TRAIN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/>
          <table:table-cell table:style-name="ce279" table:number-columns-repeated="2"/>
          <table:table-cell table:style-name="ce112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3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4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-</number:text>
      <number:number number:decimal-places="0" number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37P0" style:volatile="true">
      <number:text>Ein</number:text>
    </number:number-style>
    <number:number-style style:name="N137P1" style:volatile="true">
      <number:text>Ein</number:text>
    </number:number-style>
    <number:number-style style:name="N137">
      <number:text>Aus</number:text>
      <style:map style:condition="value()&gt;0" style:apply-style-name="N137P0"/>
      <style:map style:condition="value()&lt;0" style:apply-style-name="N137P1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3-07T20:55:26.633796304</dc:date>
    <meta:generator>LibreOffice/7.3.7.2$Linux_X86_64 LibreOffice_project/30$Build-2</meta:generator>
    <meta:editing-duration>P43DT5H27M10S</meta:editing-duration>
    <meta:editing-cycles>524</meta:editing-cycles>
    <meta:document-statistic meta:table-count="6" meta:cell-count="1667" meta:object-count="0"/>
  </office:meta>
</office:document-meta>
</file>